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.023cm" svg:height="9.005cm" svg:x="10.544cm" svg:y="2.231cm">
            <draw:object draw:notify-on-update-of-ranges="Feuille1.A6:Feuille1.A13 Feuille1.B4:Feuille1.B4 Feuille1.B6:Feuille1.B13 Feuille1.C4:Feuille1.C4 Feuille1.C6:Feuille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3cm" svg:height="9.004cm" svg:x="11.618cm" svg:y="12.883cm">
            <draw:object draw:notify-on-update-of-ranges="Feuille1.A32:Feuille1.A32 Feuille1.A33:Feuille1.A39 Feuille1.B32:Feuille1.B32 Feuille1.B33:Feuille1.B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Mandel</text:p>
          </table:table-cell>
          <table:table-cell office:value-type="string" calcext:value-type="string">
            <text:p>Valeur par défaut de mand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processeur</text:p>
          </table:table-cell>
          <table:table-cell office:value-type="string" calcext:value-type="string">
            <text:p>Temps statique</text:p>
          </table:table-cell>
          <table:table-cell office:value-type="string" calcext:value-type="string">
            <text:p>Temps dynamiq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3221" calcext:value-type="float">
            <text:p>5,5322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179" calcext:value-type="float">
            <text:p>2,8179</text:p>
          </table:table-cell>
          <table:table-cell office:value-type="float" office:value="2.79858" calcext:value-type="float">
            <text:p>2,79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8773" calcext:value-type="float">
            <text:p>2,78773</text:p>
          </table:table-cell>
          <table:table-cell office:value-type="float" office:value="1.42029" calcext:value-type="float">
            <text:p>1,420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738" calcext:value-type="float">
            <text:p>2,5738</text:p>
          </table:table-cell>
          <table:table-cell office:value-type="float" office:value="1.13513" calcext:value-type="float">
            <text:p>1,13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1717" calcext:value-type="float">
            <text:p>1,91717</text:p>
          </table:table-cell>
          <table:table-cell office:value-type="float" office:value="1.15073" calcext:value-type="float">
            <text:p>1,150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5532" calcext:value-type="float">
            <text:p>1,25532</text:p>
          </table:table-cell>
          <table:table-cell office:value-type="float" office:value="1.16365" calcext:value-type="float">
            <text:p>1,163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4436" calcext:value-type="float">
            <text:p>1,14436</text:p>
          </table:table-cell>
          <table:table-cell office:value-type="float" office:value="1.17128" calcext:value-type="float">
            <text:p>1,17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11055" calcext:value-type="float">
            <text:p>1,11055</text:p>
          </table:table-cell>
          <table:table-cell office:value-type="float" office:value="1.16306" calcext:value-type="float">
            <text:p>1,163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10124" calcext:value-type="float">
            <text:p>1,10124</text:p>
          </table:table-cell>
          <table:table-cell office:value-type="float" office:value="1.17715" calcext:value-type="float">
            <text:p>1,17715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Convolution</text:p>
          </table:table-cell>
          <table:table-cell office:value-type="string" calcext:value-type="string">
            <text:p>Sukhothai_4080x6132,ras 0 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 processeur</text:p>
          </table:table-cell>
          <table:table-cell office:value-type="string" calcext:value-type="string">
            <text:p>Temps exécu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.2835" calcext:value-type="float">
            <text:p>96,28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274" calcext:value-type="float">
            <text:p>50,2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0824" calcext:value-type="float">
            <text:p>32,08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9183" calcext:value-type="float">
            <text:p>24,91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2925" calcext:value-type="float">
            <text:p>25,29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0808" calcext:value-type="float">
            <text:p>25,080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1844" calcext:value-type="float">
            <text:p>25,18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4:32:24.322702107</meta:creation-date>
    <dc:date>2017-03-10T15:14:05.516375768</dc:date>
    <meta:editing-duration>PT34M42S</meta:editing-duration>
    <meta:editing-cycles>21</meta:editing-cycles>
    <meta:generator>LibreOffice/4.2.8.2$Linux_X86_64 LibreOffice_project/420m0$Build-2</meta:generator>
    <meta:document-statistic meta:table-count="1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line" chart:style-name="ch1">
        <chart:legend chart:legend-position="end" svg:x="11.902cm" svg:y="3.955cm" style:legend-expansion="high" chart:style-name="ch2"/>
        <chart:plot-area chart:style-name="ch3" table:cell-range-address="Feuille1.A6:Feuille1.C13 Feuille1.B4:Feuille1.C4" chart:data-source-has-labels="both" svg:x="0.32cm" svg:y="0.18cm" svg:width="11.262cm" svg:height="8.646cm">
          <chartooo:coordinate-region svg:x="1.047cm" svg:y="0.379cm" svg:width="10.255cm" svg:height="7.8cm"/>
          <chart:axis chart:dimension="x" chart:name="primary-x" chart:style-name="ch4" chartooo:axis-type="auto">
            <chartooo:date-scale/>
            <chart:categories table:cell-range-address="Feuille1.A6:Feuille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6:Feuille1.B13" chart:label-cell-address="Feuille1.B4:Feuille1.B4" chart:class="chart:line">
            <chart:data-point chart:repeated="8"/>
          </chart:series>
          <chart:series chart:style-name="ch7" chart:values-cell-range-address="Feuille1.C6:Feuille1.C13" chart:label-cell-address="Feuille1.C4:Feuille1.C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statique</text:p>
                <draw:g>
                  <svg:desc>Feuille1.B4:Feuille1.B4</svg:desc>
                </draw:g>
              </table:table-cell>
              <table:table-cell office:value-type="string">
                <text:p>Temps dynamique</text:p>
                <draw:g>
                  <svg:desc>Feuille1.C4:Feuille1.C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6:Feuille1.A13</svg:desc>
                </draw:g>
              </table:table-cell>
              <table:table-cell office:value-type="float" office:value="2.8179">
                <text:p>2.8179</text:p>
                <draw:g>
                  <svg:desc>Feuille1.B6:Feuille1.B13</svg:desc>
                </draw:g>
              </table:table-cell>
              <table:table-cell office:value-type="float" office:value="2.79858">
                <text:p>2.79858</text:p>
                <draw:g>
                  <svg:desc>Feuille1.C6:Feuille1.C13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8773">
                <text:p>2.78773</text:p>
              </table:table-cell>
              <table:table-cell office:value-type="float" office:value="1.42029">
                <text:p>1.420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738">
                <text:p>2.5738</text:p>
              </table:table-cell>
              <table:table-cell office:value-type="float" office:value="1.13513">
                <text:p>1.135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1717">
                <text:p>1.91717</text:p>
              </table:table-cell>
              <table:table-cell office:value-type="float" office:value="1.15073">
                <text:p>1.1507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25532">
                <text:p>1.25532</text:p>
              </table:table-cell>
              <table:table-cell office:value-type="float" office:value="1.16365">
                <text:p>1.163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4436">
                <text:p>1.14436</text:p>
              </table:table-cell>
              <table:table-cell office:value-type="float" office:value="1.17128">
                <text:p>1.1712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11055">
                <text:p>1.11055</text:p>
              </table:table-cell>
              <table:table-cell office:value-type="float" office:value="1.16306">
                <text:p>1.1630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10124">
                <text:p>1.10124</text:p>
              </table:table-cell>
              <table:table-cell office:value-type="float" office:value="1.17715">
                <text:p>1.17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legend chart:legend-position="end" svg:x="12.087cm" svg:y="4.203cm" style:legend-expansion="high" chart:style-name="ch2"/>
        <chart:plot-area chart:style-name="ch3" table:cell-range-address="Feuille1.A32:Feuille1.B39" chart:data-source-has-labels="both" svg:x="0.32cm" svg:y="0.18cm" svg:width="11.447cm" svg:height="8.645cm">
          <chartooo:coordinate-region svg:x="1.127cm" svg:y="0.379cm" svg:width="10.453cm" svg:height="7.799cm"/>
          <chart:axis chart:dimension="x" chart:name="primary-x" chart:style-name="ch4" chartooo:axis-type="auto">
            <chartooo:date-scale/>
            <chart:categories table:cell-range-address="Feuille1.A33:Feuille1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3:Feuille1.B39" chart:label-cell-address="Feuille1.B32:Feuille1.B3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exécution</text:p>
                <draw:g>
                  <svg:desc>Feuille1.B32:Feuille1.B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33:Feuille1.A39</svg:desc>
                </draw:g>
              </table:table-cell>
              <table:table-cell office:value-type="float" office:value="96.2835">
                <text:p>96.2835</text:p>
                <draw:g>
                  <svg:desc>Feuille1.B33:Feuille1.B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.274">
                <text:p>50.2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.0824">
                <text:p>32.08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.9183">
                <text:p>24.91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.2925">
                <text:p>25.29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5.0808">
                <text:p>25.080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.1844">
                <text:p>25.18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